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Square_20_45" draw:marker-start-width="0.61cm" draw:marker-end="" draw:marker-end-width="0.3cm" draw:textarea-horizontal-align="center" draw:textarea-vertical-align="middle"/>
    </style:style>
    <style:style style:name="gr2" style:family="graphic" style:parent-style-name="standard">
      <style:graphic-properties draw:marker-start="Square_20_45" draw:marker-start-width="0.61cm" draw:marker-end="Square_20_45" draw:marker-end-width="0.61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12.43cm" svg:x2="6.08cm" svg:y2="12.43cm">
          <text:p/>
        </draw:line>
        <draw:line draw:style-name="gr2" draw:text-style-name="P1" draw:layer="layout" svg:x1="12.206cm" svg:y1="12.43cm" svg:x2="15.381cm" svg:y2="12.43cm">
          <text:p/>
        </draw:line>
        <draw:line draw:style-name="gr1" draw:text-style-name="P1" draw:layer="layout" svg:x1="9.106cm" svg:y1="12.43cm" svg:x2="12.281cm" svg:y2="12.43cm">
          <text:p/>
        </draw:line>
        <draw:line draw:style-name="gr1" draw:text-style-name="P1" draw:layer="layout" svg:x1="6.006cm" svg:y1="12.43cm" svg:x2="9.181cm" svg:y2="12.43cm">
          <text:p/>
        </draw:line>
        <draw:frame draw:style-name="gr3" draw:layer="layout" svg:width="2.483cm" svg:height="0.839cm" draw:transform="rotate (-0.785398163398487) translate (3.321cm 12.381cm)">
          <draw:text-box>
            <text:p><text:span text:style-name="T1">Endorse</text:span></text:p>
          </draw:text-box>
        </draw:frame>
        <draw:frame draw:style-name="gr3" draw:text-style-name="P1" draw:layer="layout" svg:width="3.406cm" svg:height="1.427cm" draw:transform="rotate (-0.785398163398487) translate (6.321cm 12.165cm)">
          <draw:text-box>
            <text:p text:style-name="P1"><text:span text:style-name="T1">Agree with</text:span></text:p>
            <text:p text:style-name="P1"><text:span text:style-name="T1">reservations</text:span></text:p>
          </draw:text-box>
        </draw:frame>
        <draw:frame draw:style-name="gr3" draw:text-style-name="P1" draw:layer="layout" svg:width="3.901cm" svg:height="0.839cm" draw:transform="rotate (-0.785398163398487) translate (9.522cm 12.366cm)">
          <draw:text-box>
            <text:p text:style-name="P1"><text:span text:style-name="T1">Mixed feelings</text:span></text:p>
          </draw:text-box>
        </draw:frame>
        <draw:frame draw:style-name="gr3" draw:text-style-name="P1" draw:layer="layout" svg:width="4.261cm" svg:height="1.427cm" draw:transform="rotate (-0.785398163398487) translate (12.622cm 12.366cm)">
          <draw:text-box>
            <text:p text:style-name="P1"><text:span text:style-name="T1">Disagree but go</text:span></text:p>
            <text:p text:style-name="P1"><text:span text:style-name="T1">with majority</text:span></text:p>
          </draw:text-box>
        </draw:frame>
        <draw:frame draw:style-name="gr3" draw:text-style-name="P1" draw:layer="layout" svg:width="1.802cm" svg:height="0.839cm" draw:transform="rotate (-0.785398163398487) translate (15.122cm 12.566cm)">
          <draw:text-box>
            <text:p text:style-name="P1"><text:span text:style-name="T1">Block</text:span></text:p>
          </draw:text-box>
        </draw:frame>
        <draw:frame draw:style-name="gr3" draw:layer="layout" svg:width="5.819cm" svg:height="0.839cm" svg:x="10.71cm" svg:y="17.069cm">
          <draw:text-box>
            <text:p><text:span text:style-name="T1">From “Agile Coaching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mlet D'Arcy</meta:initial-creator>
    <meta:creation-date>2010-10-04T19:58:33</meta:creation-date>
    <dc:date>2010-10-04T20:06:39</dc:date>
    <dc:creator>Hamlet D'Arcy</dc:creator>
    <meta:editing-duration>PT00H08M07S</meta:editing-duration>
    <meta:editing-cycles>3</meta:editing-cycles>
    <meta:generator>OpenOffice.org/3.2$Unix OpenOffice.org_project/320m12$Build-9483</meta:generator>
    <meta:document-statistic meta:object-count="10"/>
  </office:meta>
</office:document-meta>
</file>